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5" style:display-name="P5" style:list-style-name="L3">
      <style:paragraph-properties fo:text-indent="0.000000cm" fo:margin-left="1.905000cm" style:writing-mode="lr"/>
      <style:text-properties style:font-name="Times New Roman" fo:font-size="12pt" fo:language="en" fo:country="US"/>
    </style:style>
    <style:style style:family="paragraph" style:name="P6" style:display-name="P6" style:list-style-name="L4">
      <style:paragraph-properties fo:text-indent="0.000000cm" fo:margin-left="1.905000cm" style:writing-mode="lr"/>
      <style:text-properties style:font-name="Times New Roman" fo:font-size="12pt" fo:language="en" fo:country="US"/>
    </style:style>
    <style:style style:family="paragraph" style:name="P7" style:display-name="P7" style:parent-style-name="Footnote">
      <style:paragraph-properties fo:break-before="page"/>
    </style:style>
    <style:style style:family="paragraph" style:name="P8" style:display-name="P8" style:parent-style-name="Footnote"/>
    <style:style style:family="paragraph" style:name="P1" style:display-name="P1" style:parent-style-name="Normal">
      <style:paragraph-properties fo:break-before="page"/>
    </style:style>
    <style:style style:family="paragraph" style:name="P2" style:display-name="P2" style:parent-style-name="Normal"/>
    <style:style style:family="paragraph" style:name="P3" style:display-name="P3" style:list-style-name="L1">
      <style:paragraph-properties fo:text-indent="0.000000cm" fo:margin-left="0.635000cm" style:writing-mode="lr"/>
      <style:text-properties style:font-name="Times New Roman" fo:font-size="12pt" fo:language="en" fo:country="US"/>
    </style:style>
    <style:style style:family="paragraph" style:name="P4" style:display-name="P4" style:list-style-name="L2">
      <style:paragraph-properties fo:text-indent="0.000000cm" fo:margin-left="1.905000cm" style:writing-mode="lr"/>
      <style:text-properties style:font-name="Times New Roman" fo:font-size="12pt" fo:language="en" fo:country="US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1">
      <text:list-level-style-number text:level="1" style:num-format="I">
        <style:list-level-properties fo:text-indent="0.000000cm" text:space-before="0cm" text:min-label-width="0.635000cm" fo:margin-left="0.635000cm"/>
      </text:list-level-style-number>
    </text:list-style>
    <text:list-style style:name="L2">
      <text:list-level-style-number text:level="3" style:num-format="1" text:display-levels="3">
        <style:list-level-properties fo:text-indent="0.000000cm" text:space-before="0cm" text:min-label-width="0.635000cm" fo:margin-left="1.905000cm"/>
      </text:list-level-style-number>
    </text:list-style>
    <text:list-style style:name="L3">
      <text:list-level-style-number text:level="3" style:num-format="1" text:display-levels="3">
        <style:list-level-properties fo:text-indent="0.000000cm" text:space-before="0cm" text:min-label-width="0.635000cm" fo:margin-left="1.905000cm"/>
      </text:list-level-style-number>
    </text:list-style>
    <text:list-style style:name="L4">
      <text:list-level-style-number text:level="1" style:num-format="1">
        <style:list-level-properties fo:text-indent="0.000000cm" text:space-before="0cm" text:min-label-width="0.635000cm" fo:margin-left="1.905000cm"/>
      </text:list-level-style-number>
    </text:list-style>
  </office:automatic-styles>
  <office:body>
    <office:text>
      <text:section text:style-name="Sect1" text:name="Section1">
        <text:p text:style-name="P1">Project 3 sketch</text:p>
        <text:p text:style-name="P2">Plaue CPSC 1020 M,W,F</text:p>
        <text:p text:style-name="P2">Zee Lindsey IDK Zee’s CUID; Matthew Ferguson C59740856</text:p>
        <text:p text:style-name="P2"/>
        <text:list text:style-name="L1">
          <text:list-item>
            <text:p text:style-name="P3">Intro</text:p>
          </text:list-item>
          <text:list-item>
            <text:p text:style-name="P3">PvP ( guesser player versus checker player )</text:p>
          </text:list-item>
          <text:list-item>
            <text:p text:style-name="P3">PvE ( guesser computer versus checker player <text:s/>) </text:p>
          </text:list-item>
        </text:list>
        <text:p text:style-name="P2"/>
        <text:p text:style-name="P2">I. displays</text:p>
        <text:list text:style-name="L2">
          <text:list-item>
            <text:p text:style-name="P4">Hangman display will be represented similar to a 7 segment display</text:p>
            <text:list>
              <text:list-item>
                <text:p text:style-name="P4">word display will not be represented on the same line as the hangman ( for ease of implementation ) </text:p>
                <text:list>
                  <text:list-item>
                    <text:p text:style-name="P4">(extra) We should have a counter for number of guesses remaining, we could even do an ascii art display</text:p>
                  </text:list-item>
                  <text:list-item>
                    <text:p text:style-name="P4">(extra) get the name of the players and have them displayed </text:p>
                  </text:list-item>
                  <text:list-item>
                    <text:p text:style-name="P4">(extra) If super dedicated we can make an awesome intro screen </text:p>
                  </text:list-item>
                </text:list>
              </text:list-item>
            </text:list>
          </text:list-item>
        </text:list>
        <text:p text:style-name="P2">II. game 1, PvP</text:p>
        <text:list text:style-name="L3">
          <text:list-item>
            <text:p text:style-name="P5">get num of chars per user input</text:p>
            <text:list>
              <text:list-item>
                <text:p text:style-name="P5">display hangman, char slots, </text:p>
                <text:list>
                  <text:list-item>
                    <text:p text:style-name="P5">user guesses char</text:p>
                  </text:list-item>
                  <text:list-item>
                    <text:p text:style-name="P5">reflect char guess in either hangman, or display the char</text:p>
                  </text:list-item>
                  <text:list-item>
                    <text:p text:style-name="P5">repeat 3+4 until hangman, or word complete</text:p>
                  </text:list-item>
                  <text:list-item>
                    <text:p text:style-name="P5">ask user for PvP or PvE</text:p>
                  </text:list-item>
                </text:list>
              </text:list-item>
            </text:list>
          </text:list-item>
        </text:list>
        <text:p text:style-name="P2">III. Game 2 PvE</text:p>
        <text:list text:style-name="L4">
          <text:list-item>
            <text:p text:style-name="P6">get num of chars per user input</text:p>
          </text:list-item>
          <text:list-item>
            <text:p text:style-name="P6">display hangman, char slots</text:p>
          </text:list-item>
          <text:list-item>
            <text:p text:style-name="P6">computer guesses char<text:note text:id="note1" text:note-class="footnote"><text:note-citation>1</text:note-citation><text:note-body>      <text:p text:style-name="P7">Computer guesses char</text:p>
      <text:p text:style-name="P8"><text:tab/>a. open file stream for the words doc</text:p>
      <text:p text:style-name="P8"><text:tab/>b. computer selects a, e, i, o, u, y ( in that order? e, t, a, n, r, d, s are the most common chars in english language) </text:p>
      <text:p text:style-name="P8"><text:tab/>c. using string and char compare tools , compare the length of the word and the chars with words file</text:p>
      <text:p text:style-name="P8"><text:tab/>d. send matches of word length and char organization to new file w/o modifying words file</text:p>
      <text:p text:style-name="P8"><text:tab/>e. keep searchin!!! ( will figure out perfect search from this point later ) </text:p>
</text:note-body></text:note> </text:p>
          </text:list-item>
          <text:list-item>
            <text:p text:style-name="P6">reflect char guess in either hangman, or display the char</text:p>
          </text:list-item>
          <text:list-item>
            <text:p text:style-name="P6">repeat 3+4 until hangman, or word complete</text:p>
          </text:list-item>
          <text:list-item>
            <text:p text:style-name="P6">ask user for PvP or PvE</text:p>
          </text:list-item>
        </text:list>
        <text:p text:style-name="P2">extra.</text:p>
        <text:p text:style-name="P2"><text:tab/>There are two ways to go crazy with this project; have a crazy awesome ascii display, and have an adjustable difficulty for the computer. Once the skeleton program gets running then we can start hanging all the pretty stuff from the walls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0.4925in"/>
    </style:default-style>
    <style:style style:family="text" style:name="Footnote-anchor-text" style:display-name="Footnote anchor_text" style:next-style-name="Footnote-anchor-text">
      <style:text-properties style:text-position="33%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Footnote" style:display-name="Footnote" style:parent-style-name="Normal" style:next-style-name="Footnote">
      <style:paragraph-properties fo:text-indent="-0.1965in" fo:margin-left="0.1965in" fo:margin-right="0in"/>
      <style:text-properties fo:font-size="10pt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al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paragraph" style:name="Normal" style:display-name="Normal">
      <style:paragraph-properties style:writing-mode="lr"/>
      <style:text-properties style:font-name="Times New Roman" fo:font-size="12pt" fo:language="en" fo:country="US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initial-creator>space biscuit</meta:initial-creator>
    <meta:creation-date>2016-03-03T14:15:03</meta:creation-date>
    <dc:date>Thu Mar  3 17:40:20 2016
</dc:date>
  </office:meta>
</office:document-meta>
</file>